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f4174"/>
    </style:style>
    <style:style style:name="T1" style:family="text">
      <style:text-properties officeooo:rsid="000f4174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e times represented in the charts include time to read in data and compute 50 iterations of PLM with a 50,000-SNP input file (~2 GB). <text:s/>This includes CPU prep time, MPI communication time, and CPU&lt;-&gt;GPU transfer time.</text:span></text:p>
      <text:p text:style-name="Standard"><draw:frame draw:style-name="fr1" draw:name="Object1" text:anchor-type="paragraph" svg:x="1.5134in" svg:y="0.1457in" svg:width="5.3508in" svg:height="4.325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ject2" text:anchor-type="paragraph" svg:x="0.0217in" svg:y="4.2783in" svg:width="5.5508in" svg:height="4.5091in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Bailey</meta:initial-creator>
    <meta:creation-date>2011-05-05T14:02:26</meta:creation-date>
    <meta:document-statistic meta:table-count="0" meta:image-count="0" meta:object-count="2" meta:page-count="1" meta:paragraph-count="1" meta:word-count="37" meta:character-count="218"/>
    <dc:date>2011-05-05T14:06:20</dc:date>
    <dc:creator>Peter Bailey</dc:creator>
    <meta:editing-duration>PT00H03M54S</meta:editing-duration>
    <meta:editing-cycles>1</meta:editing-cycles>
    <meta:generator>OpenOffice.org/3.2$Uni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1" chart:maximum="4.5" chart:interval-major="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9cm" svg:height="10.985cm" xlink:href="." chart:class="chart:scatter" chart:style-name="ch1">
        <chart:title svg:x="4.519cm" svg:y="0.22cm" chart:style-name="ch2">
          <text:p>GPU PLM on Longhorn</text:p>
        </chart:title>
        <chart:plot-area chart:style-name="ch3" chart:data-source-has-labels="both" svg:x="0.341cm" svg:y="0.942cm" svg:width="12.978cm" svg:height="9.806cm">
          <chart:axis chart:dimension="x" chart:name="primary-x" chart:style-name="ch4">
            <chart:title svg:x="6.692cm" svg:y="10.395cm" chart:style-name="ch5">
              <text:p>GPUs</text:p>
            </chart:title>
            <chart:categories table:cell-range-address="local-table.$A$2:.$A$7"/>
          </chart:axis>
          <chart:axis chart:dimension="y" chart:name="primary-y" chart:style-name="ch6">
            <chart:title svg:x="0.272cm" svg:y="7.808cm" chart:style-name="ch7">
              <text:p>Total time per SNP per iteration</text:p>
            </chart:title>
            <chart:grid chart:style-name="ch8" chart:class="maj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00892965446858143">
                <text:p>0.000008929654468581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527139524712057">
                <text:p>0.000005271395247120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310999507945765">
                <text:p>0.00000310999507945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1" chart:maximum="4.5" chart:interval-major="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98cm" svg:height="11.452cm" xlink:href="." chart:class="chart:scatter" chart:style-name="ch1">
        <chart:title svg:x="4.773cm" svg:y="0.23cm" chart:style-name="ch2">
          <text:p>GPU PLM on Longhorn</text:p>
        </chart:title>
        <chart:plot-area chart:style-name="ch3" chart:data-source-has-labels="both" svg:x="0.361cm" svg:y="0.962cm" svg:width="13.456cm" svg:height="10.233cm">
          <chart:axis chart:dimension="x" chart:name="primary-x" chart:style-name="ch4">
            <chart:title svg:x="6.951cm" svg:y="10.852cm" chart:style-name="ch5">
              <text:p>GPUs</text:p>
            </chart:title>
            <chart:categories table:cell-range-address="local-table.$A$2:.$A$7"/>
          </chart:axis>
          <chart:axis chart:dimension="y" chart:name="primary-y" chart:style-name="ch6">
            <chart:title svg:x="0.282cm" svg:y="6.718cm" chart:style-name="ch7">
              <text:p>Total time (s)</text:p>
            </chart:title>
            <chart:grid chart:style-name="ch8" chart:class="maj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4994">
                <text:p>24.49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4.4626">
                <text:p>14.4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.5325825">
                <text:p>8.53258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